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12pt" style:font-size-asian="12pt" style:font-size-complex="12pt"/>
    </style:style>
    <style:style style:name="P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ba44" style:font-size-asian="12pt" style:font-size-complex="12pt"/>
    </style:style>
    <style:style style:name="P6" style:family="paragraph" style:parent-style-name="Standard">
      <style:text-properties style:font-name="Calibri" fo:font-size="12pt" officeooo:paragraph-rsid="0010ba44"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1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ba44" style:text-blinking="false" fo:background-color="transparent" style:font-size-asian="12pt" style:font-size-complex="12pt"/>
    </style:style>
    <style:style style:name="P11" style:family="paragraph" style:parent-style-name="Titulo">
      <style:text-properties fo:font-variant="normal" fo:text-transform="none"/>
    </style:style>
    <style:style style:name="P1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ba44" style:text-blinking="false" fo:background-color="transparent" loext:padding="0cm" loext:border="none"/>
    </style:style>
    <style:style style:name="P13"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ba44" style:font-size-asian="24pt" style:font-weight-asian="bold" style:font-size-complex="24pt" style:font-weight-complex="bold"/>
    </style:style>
    <style:style style:name="P14" style:family="paragraph" style:parent-style-name="Text_20_body">
      <style:text-properties fo:color="#336633" loext:opacity="100%" fo:font-size="14pt" style:font-size-asian="14pt" style:font-size-complex="14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center" style:justify-single-word="false"/>
      <style:text-properties fo:font-size="8pt" style:font-size-asian="8pt" style:font-size-complex="8pt"/>
    </style:style>
    <style:style style:name="P17"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18"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19"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0"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21"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3"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4"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5"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6"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7"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cm" fo:margin-right="0cm" fo:text-align="center" style:justify-single-word="false" fo:text-indent="0cm" style:auto-text-indent="false"/>
      <style:text-properties fo:font-size="8pt" officeooo:rsid="000c5b99" officeooo:paragraph-rsid="000c5b99" style:font-size-asian="8pt" style:font-size-complex="8pt"/>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indent="0cm" style:auto-text-indent="false" fo:break-before="page"/>
    </style:style>
    <style:style style:name="P31"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2" style:family="paragraph" style:parent-style-name="Table_20_Contents">
      <style:paragraph-properties fo:text-align="center" style:justify-single-word="false"/>
      <style:text-properties style:font-name="Calibri1" fo:font-size="8pt" style:font-size-asian="8pt" style:font-size-complex="8pt"/>
    </style:style>
    <style:style style:name="P33" style:family="paragraph" style:parent-style-name="Table_20_Contents">
      <style:paragraph-properties fo:text-align="center" style:justify-single-word="false"/>
      <style:text-properties style:font-name="Calibri1" fo:font-size="11pt" style:font-size-asian="11pt" style:font-size-complex="11pt"/>
    </style:style>
    <style:style style:name="P3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ba44"/>
    </style:style>
    <style:style style:name="P35" style:family="paragraph" style:parent-style-name="Standard">
      <style:text-properties officeooo:paragraph-rsid="0010ba44"/>
    </style:style>
    <style:style style:name="P36" style:family="paragraph" style:parent-style-name="Standard">
      <style:text-properties officeooo:paragraph-rsid="001238ae"/>
    </style:style>
    <style:style style:name="P37" style:family="paragraph" style:parent-style-name="Text_20_body">
      <style:text-properties officeooo:paragraph-rsid="00124229"/>
    </style:style>
    <style:style style:name="P38" style:family="paragraph" style:parent-style-name="Titulo" style:master-page-name="Standard">
      <style:paragraph-properties style:page-number="auto"/>
    </style:style>
    <style:style style:name="P39" style:family="paragraph" style:parent-style-name="Standard" style:master-page-name="First_20_Page">
      <style:paragraph-properties style:page-number="auto"/>
      <style:text-properties officeooo:paragraph-rsid="0010ba44"/>
    </style:style>
    <style:style style:name="P40" style:family="paragraph" style:parent-style-name="Standard" style:master-page-name="Index">
      <style:paragraph-properties style:page-number="auto"/>
    </style:style>
    <style:style style:name="P41" style:family="paragraph" style:parent-style-name="Text_20_body" style:list-style-name="L1"/>
    <style:style style:name="P42" style:family="paragraph" style:parent-style-name="Text_20_body" style:list-style-name="L1">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fo:font-weight="bold" style:font-weight-asian="bold" style:font-weight-complex="bold"/>
    </style:style>
    <style:style style:name="T1" style:family="text">
      <style:text-properties fo:color="#999966" loext:opacity="100%"/>
    </style:style>
    <style:style style:name="T2" style:family="text">
      <style:text-properties fo:color="#999966" loext:opacity="100%" officeooo:rsid="001238ae"/>
    </style:style>
    <style:style style:name="T3" style:family="text">
      <style:text-properties fo:color="#999966" loext:opacity="100%" officeooo:rsid="0012746a"/>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10ba44"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0ba44" style:text-blinking="false" fo:background-color="transparent" loext:char-shading-value="0" style:font-size-asian="36pt" style:font-size-complex="36pt"/>
    </style:style>
    <style:style style:name="T14" style:family="text">
      <style:text-properties style:font-name="Calibri" fo:font-size="12pt" style:font-size-asian="12pt" style:font-size-complex="12pt"/>
    </style:style>
    <style:style style:name="T15" style:family="text">
      <style:text-properties style:font-name="Calibri" fo:font-weight="bold" style:font-weight-asian="bold" style:font-weight-complex="bold"/>
    </style:style>
    <style:style style:name="T16" style:family="text">
      <style:text-properties style:font-name="Calibri" fo:font-weight="bold" officeooo:rsid="001238ae" style:font-weight-asian="bold" style:font-weight-complex="bold"/>
    </style:style>
    <style:style style:name="T17" style:family="text">
      <style:text-properties officeooo:rsid="00106b17"/>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fo:color="#1155cc" loext:opacity="100%" style:text-underline-style="solid" style:text-underline-width="auto" style:text-underline-color="font-color"/>
    </style:style>
    <style:style style:name="T20" style:family="text">
      <style:text-properties officeooo:rsid="002332ea"/>
    </style:style>
    <style:style style:name="T21"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44cm" svg:y="13.43cm" svg:width="17.009cm" draw:z-index="0">
        <draw:text-box fo:min-height="2.224cm">
          <text:p text:style-name="P7"/>
          <text:p text:style-name="P7"><text:user-field-get text:name="Modulo">Computer Systems</text:user-field-get></text:p>
          <text:p text:style-name="P7">CFGS DAW</text:p>
        </draw:text-box>
      </draw:frame>
      <text:p text:style-name="P39"/>
      <text:p text:style-name="P35"/>
      <text:p text:style-name="P35"/>
      <text:p text:style-name="P35"/>
      <text:p text:style-name="P13"><text:span text:style-name="T8">Computer Systems – </text:span><text:span text:style-name="T9">Activities 1 </text:span><text:span text:style-name="T10">solved</text:span><text:span text:style-name="T11"><text:line-break/></text:span><text:span text:style-name="T12">UD 0</text:span><text:span text:style-name="T13">5</text:span><text:span text:style-name="T12">. </text:span><text:span text:style-name="T18"><text:user-field-get text:name="Tema">Fundamentals of operating systems</text:user-field-get></text:span></text:p>
      <text:p text:style-name="P12"><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35"/>
      <text:p text:style-name="P35"/>
      <text:p text:style-name="P35"/>
      <text:p text:style-name="P35"/>
      <text:p text:style-name="P35"/>
      <text:p text:style-name="P9">Sergio García / Alfredo Oltra</text:p>
      <text:p text:style-name="P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9">s</text:span></text:a></text:p>
      <text:p text:style-name="P34"><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7">s</text:span></text:a></text:p>
      <text:p text:style-name="P10">20<text:span text:style-name="T20">22</text:span>/20<text:span text:style-name="T21">2</text:span><text:span text:style-name="T20">3</text:span></text:p>
      <text:p text:style-name="P5"><text:tab/><text:tab/><text:tab/><text:tab/><text:tab/><text:tab/><text:tab/><text:tab/><text:tab/><text:tab/>Versión:<text:date style:data-style-name="N104" text:date-value="2022-07-29T20:36:50.923999920">220729</text:date>.<text:time style:data-style-name="N105" text:time-value="2022-07-29T20:36:50.923999920">2036</text:time></text:p>
      <text:p text:style-name="P6"/>
      <text:p text:style-name="P6"/>
      <text:p text:style-name="P4"/>
      <text:p text:style-name="Standard"/>
      <text:p text:style-name="P40"/>
      <text:p text:style-name="P14">Licencia</text:p>
      <text:p text:style-name="Standard"/>
      <text:p text:style-name="P3"><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P29"><text:span text:style-name="T5"> </text:span>Actividad opcional. Normalmente hace referencia a un contenido que se ha comentado en la documentación por encima o que no se ha hecho, pero es interesante que le alumno investigue y practique. Son tipos de actividades que no entran para examen</text:p>
      <text:p text:style-name="Text_20_body"/>
      <text:p text:style-name="P29"><text:span text:style-name="T5"> </text:span>Atención. Hace referencia a un tipo de actividad donde los alumnos suelen cometer equivocaciones. </text:p>
      <text:p text:style-name="P29"/>
      <text:p text:style-name="P29"/>
      <text:h text:style-name="Heading_20_1" text:outline-level="1" text:is-list-header="true"/>
      <text:p text:style-name="Standard"/>
      <text:p text:style-name="Standard"/>
      <text:p text:style-name="Standard"/>
      <text:p text:style-name="P38">UD0<text:user-field-get text:name="NumeroTema">5</text:user-field-get>. <text:user-field-get text:name="Tema">Fundamentals of operating systems</text:user-field-get></text:p>
      <text:p text:style-name="P11">Internal components. Activities</text:p>
      <text:p text:style-name="Titulo"/>
      <text:list xml:id="list1630876915" text:style-name="L1">
        <text:list-item>
          <text:p text:style-name="P41">A system has the following resources: a CPU, two disks (DISC1, DISC2) and a printer (PRN). There are two types of process according to the needs of resource utilization:</text:p>
        </text:list-item>
      </text:list>
      <text:p text:style-name="P43">Process kind 1</text:p>
      <table:table table:name="Tabla1" table:style-name="Tabla1">
        <table:table-column table:style-name="Tabla1.A" table:number-columns-repeated="12"/>
        <table:table-column table:style-name="Tabla1.M"/>
        <table:table-row table:style-name="TableLine1397313382512">
          <table:table-cell table:style-name="Tabla1.A1" office:value-type="string">
            <text:p text:style-name="P33">CPU</text:p>
          </table:table-cell>
          <table:table-cell table:style-name="Tabla1.A1" office:value-type="string">
            <text:p text:style-name="P33">DISC1</text:p>
          </table:table-cell>
          <table:table-cell table:style-name="Tabla1.A1" office:value-type="string">
            <text:p text:style-name="P33">DSC1</text:p>
          </table:table-cell>
          <table:table-cell table:style-name="Tabla1.A1" office:value-type="string">
            <text:p text:style-name="P33">DSC1</text:p>
          </table:table-cell>
          <table:table-cell table:style-name="Tabla1.A1" office:value-type="string">
            <text:p text:style-name="P33">CPU</text:p>
          </table:table-cell>
          <table:table-cell table:style-name="Tabla1.A1" office:value-type="string">
            <text:p text:style-name="P33">CPU</text:p>
          </table:table-cell>
          <table:table-cell table:style-name="Tabla1.A1" office:value-type="string">
            <text:p text:style-name="P33">PRN</text:p>
          </table:table-cell>
          <table:table-cell table:style-name="Tabla1.A1" office:value-type="string">
            <text:p text:style-name="P33">IMP</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M1" office:value-type="string">
            <text:p text:style-name="P33">CPU</text:p>
          </table:table-cell>
        </table:table-row>
        <table:table-row table:style-name="TableLine1397313426576">
          <table:table-cell table:style-name="Tabla1.A2" office:value-type="float" office:value="0">
            <text:p text:style-name="P33">0</text:p>
          </table:table-cell>
          <table:table-cell table:style-name="Tabla1.A2" office:value-type="float" office:value="1">
            <text:p text:style-name="P33">1</text:p>
          </table:table-cell>
          <table:table-cell table:style-name="Tabla1.A2" office:value-type="float" office:value="2">
            <text:p text:style-name="P33">2</text:p>
          </table:table-cell>
          <table:table-cell table:style-name="Tabla1.A2" office:value-type="float" office:value="3">
            <text:p text:style-name="P33">3</text:p>
          </table:table-cell>
          <table:table-cell table:style-name="Tabla1.A2" office:value-type="float" office:value="4">
            <text:p text:style-name="P33">4</text:p>
          </table:table-cell>
          <table:table-cell table:style-name="Tabla1.A2" office:value-type="float" office:value="5">
            <text:p text:style-name="P33">5</text:p>
          </table:table-cell>
          <table:table-cell table:style-name="Tabla1.A2" office:value-type="float" office:value="6">
            <text:p text:style-name="P33">6</text:p>
          </table:table-cell>
          <table:table-cell table:style-name="Tabla1.A2" office:value-type="float" office:value="7">
            <text:p text:style-name="P33">7</text:p>
          </table:table-cell>
          <table:table-cell table:style-name="Tabla1.A2" office:value-type="float" office:value="8">
            <text:p text:style-name="P33">8</text:p>
          </table:table-cell>
          <table:table-cell table:style-name="Tabla1.A2" office:value-type="float" office:value="9">
            <text:p text:style-name="P33">9</text:p>
          </table:table-cell>
          <table:table-cell table:style-name="Tabla1.A2" office:value-type="float" office:value="10">
            <text:p text:style-name="P33">10</text:p>
          </table:table-cell>
          <table:table-cell table:style-name="Tabla1.A2" office:value-type="float" office:value="11">
            <text:p text:style-name="P33">11</text:p>
          </table:table-cell>
          <table:table-cell table:style-name="Tabla1.M2" office:value-type="float" office:value="12">
            <text:p text:style-name="P33">12</text:p>
          </table:table-cell>
        </table:table-row>
      </table:table>
      <text:p text:style-name="Text_20_body"/>
      <text:p text:style-name="P36"><text:span text:style-name="T15">Process kind </text:span><text:span text:style-name="T16">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1397313428880">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1</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2</text:p>
          </table:table-cell>
          <table:table-cell table:style-name="Tabla2.A1" office:value-type="string">
            <text:p text:style-name="P33">DSC2</text:p>
          </table:table-cell>
          <table:table-cell table:style-name="Tabla2.A1" office:value-type="string">
            <text:p text:style-name="P33">CPU</text:p>
          </table:table-cell>
          <table:table-cell table:style-name="Tabla2.A1" office:value-type="string">
            <text:p text:style-name="P33">PRN</text:p>
          </table:table-cell>
          <table:table-cell table:style-name="Tabla2.A1" office:value-type="string">
            <text:p text:style-name="P33">CPU</text:p>
          </table:table-cell>
          <table:table-cell table:style-name="Tabla2.P1" office:value-type="string">
            <text:p text:style-name="P33">CPU</text:p>
          </table:table-cell>
        </table:table-row>
        <table:table-row table:style-name="TableLine1397313425712">
          <table:table-cell table:style-name="Tabla2.A2" office:value-type="float" office:value="0">
            <text:p text:style-name="P33">0</text:p>
          </table:table-cell>
          <table:table-cell table:style-name="Tabla2.A2" office:value-type="float" office:value="1">
            <text:p text:style-name="P33">1</text:p>
          </table:table-cell>
          <table:table-cell table:style-name="Tabla2.A2" office:value-type="float" office:value="2">
            <text:p text:style-name="P33">2</text:p>
          </table:table-cell>
          <table:table-cell table:style-name="Tabla2.A2" office:value-type="float" office:value="3">
            <text:p text:style-name="P33">3</text:p>
          </table:table-cell>
          <table:table-cell table:style-name="Tabla2.A2" office:value-type="float" office:value="4">
            <text:p text:style-name="P33">4</text:p>
          </table:table-cell>
          <table:table-cell table:style-name="Tabla2.A2" office:value-type="float" office:value="5">
            <text:p text:style-name="P33">5</text:p>
          </table:table-cell>
          <table:table-cell table:style-name="Tabla2.A2" office:value-type="float" office:value="6">
            <text:p text:style-name="P33">6</text:p>
          </table:table-cell>
          <table:table-cell table:style-name="Tabla2.A2" office:value-type="float" office:value="7">
            <text:p text:style-name="P33">7</text:p>
          </table:table-cell>
          <table:table-cell table:style-name="Tabla2.A2" office:value-type="float" office:value="8">
            <text:p text:style-name="P33">8</text:p>
          </table:table-cell>
          <table:table-cell table:style-name="Tabla2.A2" office:value-type="float" office:value="9">
            <text:p text:style-name="P33">9</text:p>
          </table:table-cell>
          <table:table-cell table:style-name="Tabla2.A2" office:value-type="float" office:value="10">
            <text:p text:style-name="P33">10</text:p>
          </table:table-cell>
          <table:table-cell table:style-name="Tabla2.A2" office:value-type="float" office:value="11">
            <text:p text:style-name="P33">11</text:p>
          </table:table-cell>
          <table:table-cell table:style-name="Tabla2.A2" office:value-type="float" office:value="12">
            <text:p text:style-name="P33">12</text:p>
          </table:table-cell>
          <table:table-cell table:style-name="Tabla2.A2" office:value-type="float" office:value="13">
            <text:p text:style-name="P33">13</text:p>
          </table:table-cell>
          <table:table-cell table:style-name="Tabla2.A2" office:value-type="float" office:value="14">
            <text:p text:style-name="P33">14</text:p>
          </table:table-cell>
          <table:table-cell table:style-name="Tabla2.P2" office:value-type="float" office:value="15">
            <text:p text:style-name="P33">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203653016303993" text:continue-numbering="true" text:style-name="L1">
        <text:list-header>
          <text:p text:style-name="P42"/>
        </text:list-header>
      </text:list>
      <text:p text:style-name="P15">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P29"><text:span text:style-name="T17">C</text:span>an you continue?</text:p>
      <text:p text:style-name="Text_20_body"/>
      <text:p text:style-name="Text_20_body"/>
      <text:p text:style-name="P15">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style-name="TableLine1397313432912">
          <table:table-cell table:style-name="Tabla3.A1" office:value-type="string">
            <text:p text:style-name="P19">Instant</text:p>
          </table:table-cell>
          <table:table-cell table:style-name="Tabla3.A1" office:value-type="string">
            <text:p text:style-name="P17">Queue Process</text:p>
          </table:table-cell>
          <table:table-cell table:style-name="Tabla3.A1" office:value-type="string">
            <text:p text:style-name="P20">Process in CPU</text:p>
          </table:table-cell>
          <table:table-cell table:style-name="Tabla3.A1" office:value-type="string">
            <text:p text:style-name="P21">Queue DSC1</text:p>
          </table:table-cell>
          <table:table-cell table:style-name="Tabla3.A1" office:value-type="string">
            <text:p text:style-name="P22">DSC1</text:p>
          </table:table-cell>
          <table:table-cell table:style-name="Tabla3.A1" office:value-type="string">
            <text:p text:style-name="P21">Queue DSC2</text:p>
          </table:table-cell>
          <table:table-cell table:style-name="Tabla3.A1" office:value-type="string">
            <text:p text:style-name="P26">DSC2</text:p>
          </table:table-cell>
          <table:table-cell table:style-name="Tabla3.A1" office:value-type="string">
            <text:p text:style-name="P27">QueuePRN</text:p>
          </table:table-cell>
          <table:table-cell table:style-name="Tabla3.I1" office:value-type="string">
            <text:p text:style-name="P32">PRN</text:p>
          </table:table-cell>
          <table:table-cell table:style-name="Tabla3.J1" office:value-type="string">
            <text:p text:style-name="P16"/>
          </table:table-cell>
          <table:table-cell table:style-name="Tabla3.A1" office:value-type="string">
            <text:p text:style-name="P18">P1</text:p>
          </table:table-cell>
          <table:table-cell table:style-name="Tabla3.I1" office:value-type="string">
            <text:p text:style-name="P17">P2</text:p>
          </table:table-cell>
        </table:table-row>
        <text:soft-page-break/>
        <table:table-row table:style-name="TableLine1397313419664">
          <table:table-cell table:style-name="Tabla3.A2" office:value-type="float" office:value="0">
            <text:p text:style-name="P16">0</text:p>
          </table:table-cell>
          <table:table-cell table:style-name="Tabla3.H20" office:value-type="string">
            <text:p text:style-name="P16">P2</text:p>
          </table:table-cell>
          <table:table-cell table:style-name="Tabla3.C20" office:value-type="string">
            <text:p text:style-name="P16">P1</text:p>
          </table:table-cell>
          <table:table-cell table:style-name="Tabla3.D20" office:value-type="string">
            <text:p text:style-name="P17"/>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1397313434352">
          <table:table-cell table:style-name="Tabla3.A2" office:value-type="float" office:value="1">
            <text:p text:style-name="P16">1</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3">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1397313439824">
          <table:table-cell table:style-name="Tabla3.A2" office:value-type="float" office:value="2">
            <text:p text:style-name="P16">2</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4">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1397313436368">
          <table:table-cell table:style-name="Tabla3.A2" office:value-type="float" office:value="3">
            <text:p text:style-name="P16">3</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25">P1</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DSC1</text:p>
          </table:table-cell>
          <table:table-cell table:style-name="Tabla3.L20" office:value-type="string">
            <text:p text:style-name="P17">CPU</text:p>
          </table:table-cell>
        </table:table-row>
        <table:table-row table:style-name="TableLine1397313448176">
          <table:table-cell table:style-name="Tabla3.A2" office:value-type="float" office:value="4">
            <text:p text:style-name="P16">4</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1397313438960">
          <table:table-cell table:style-name="Tabla3.A2" office:value-type="float" office:value="5">
            <text:p text:style-name="P16">5</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1397313433776">
          <table:table-cell table:style-name="Tabla3.A2" office:value-type="float" office:value="6">
            <text:p text:style-name="P16">6</text:p>
          </table:table-cell>
          <table:table-cell table:style-name="Tabla3.H20" office:value-type="string">
            <text:p text:style-name="P16">P1</text:p>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1</text:p>
          </table:table-cell>
        </table:table-row>
        <table:table-row table:style-name="TableLine1397313440400">
          <table:table-cell table:style-name="Tabla3.A2" office:value-type="float" office:value="7">
            <text:p text:style-name="P16">7</text:p>
          </table:table-cell>
          <table:table-cell table:style-name="Tabla3.H20" office:value-type="string">
            <text:p text:style-name="P16"/>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P2</text:p>
          </table:table-cell>
          <table:table-cell table:style-name="Tabla3.F20" office:value-type="string">
            <text:p text:style-name="P16"/>
          </table:table-cell>
          <table:table-cell table:style-name="Tabla3.H20" office:value-type="string">
            <text:p text:style-name="P16"/>
          </table:table-cell>
          <table:table-cell table:style-name="Tabla3.H20" office:value-type="string">
            <text:p text:style-name="P16"/>
          </table:table-cell>
          <table:table-cell table:style-name="Tabla3.I20" office:value-type="string">
            <text:p text:style-name="P16"/>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1397313499440">
          <table:table-cell table:style-name="Tabla3.A2" office:value-type="float" office:value="8">
            <text:p text:style-name="P16">8</text:p>
          </table:table-cell>
          <table:table-cell table:style-name="Tabla3.H20" office:value-type="string">
            <text:p text:style-name="P16">P2</text:p>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1397224289552">
          <table:table-cell table:style-name="Tabla3.A2" office:value-type="float" office:value="9">
            <text:p text:style-name="P16">9</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CPU</text:p>
          </table:table-cell>
        </table:table-row>
        <table:table-row table:style-name="TableLine1397224275440">
          <table:table-cell table:style-name="Tabla3.A2" office:value-type="float" office:value="10">
            <text:p text:style-name="P16">10</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2</text:p>
          </table:table-cell>
        </table:table-row>
        <table:table-row table:style-name="TableLine1397224286672">
          <table:table-cell table:style-name="Tabla3.A2" office:value-type="float" office:value="11">
            <text:p text:style-name="P16">11</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31">PRN</text:p>
          </table:table-cell>
          <table:table-cell table:style-name="Tabla3.L20" office:value-type="string">
            <text:p text:style-name="P17">DSC2</text:p>
          </table:table-cell>
        </table:table-row>
        <table:table-row table:style-name="TableLine1397224287536">
          <table:table-cell table:style-name="Tabla3.A2" office:value-type="float" office:value="12">
            <text:p text:style-name="P16">12</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P2</text:p>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CPU</text:p>
          </table:table-cell>
          <table:table-cell table:style-name="Tabla3.L20" office:value-type="string">
            <text:p text:style-name="P17">CPU</text:p>
          </table:table-cell>
        </table:table-row>
        <table:table-row table:style-name="TableLine1397224272848">
          <table:table-cell table:style-name="Tabla3.A2" office:value-type="float" office:value="13">
            <text:p text:style-name="P16">13</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P2</text:p>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
          </table:table-cell>
          <table:table-cell table:style-name="Tabla3.L20" office:value-type="string">
            <text:p text:style-name="P31">PRN</text:p>
          </table:table-cell>
        </table:table-row>
        <table:table-row table:style-name="TableLine1397224277456">
          <table:table-cell table:style-name="Tabla3.A2" office:value-type="float" office:value="14">
            <text:p text:style-name="P16">14</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1</text:p>
          </table:table-cell>
          <table:table-cell table:style-name="Tabla3.J1" office:value-type="string">
            <text:p text:style-name="P16"/>
          </table:table-cell>
          <table:table-cell table:style-name="Tabla3.K20" office:value-type="string">
            <text:p text:style-name="P17"/>
          </table:table-cell>
          <table:table-cell table:style-name="Tabla3.L20" office:value-type="string">
            <text:p text:style-name="P17">CPU</text:p>
          </table:table-cell>
        </table:table-row>
        <table:table-row table:style-name="TableLine1397224271696">
          <table:table-cell table:style-name="Tabla3.A2" office:value-type="float" office:value="15">
            <text:p text:style-name="P16">15</text:p>
          </table:table-cell>
          <table:table-cell table:style-name="Tabla3.H20" office:value-type="string">
            <text:p text:style-name="P16"/>
          </table:table-cell>
          <table:table-cell table:style-name="Tabla3.C20" office:value-type="string">
            <text:p text:style-name="P16">P1</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P2</text:p>
          </table:table-cell>
          <table:table-cell table:style-name="Tabla3.J1" office:value-type="string">
            <text:p text:style-name="P17">P1 ends</text:p>
          </table:table-cell>
          <table:table-cell table:style-name="Tabla3.K20" office:value-type="string">
            <text:p text:style-name="P17"/>
          </table:table-cell>
          <table:table-cell table:style-name="Tabla3.L20" office:value-type="string">
            <text:p text:style-name="P17">CPU</text:p>
          </table:table-cell>
        </table:table-row>
        <table:table-row table:style-name="TableLine1397224278896">
          <table:table-cell table:style-name="Tabla3.A2" office:value-type="float" office:value="16">
            <text:p text:style-name="P16">16</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
          </table:table-cell>
          <table:table-cell table:style-name="Tabla3.K20" office:value-type="string">
            <text:p text:style-name="P17"/>
          </table:table-cell>
          <table:table-cell table:style-name="Tabla3.L20" office:value-type="string">
            <text:p text:style-name="P17"/>
          </table:table-cell>
        </table:table-row>
        <table:table-row table:style-name="TableLine1397224280336">
          <table:table-cell table:style-name="Tabla3.A2" office:value-type="float" office:value="17">
            <text:p text:style-name="P16">17</text:p>
          </table:table-cell>
          <table:table-cell table:style-name="Tabla3.H20" office:value-type="string">
            <text:p text:style-name="P16"/>
          </table:table-cell>
          <table:table-cell table:style-name="Tabla3.C20" office:value-type="string">
            <text:p text:style-name="P16">P2</text:p>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7">P2 ends</text:p>
          </table:table-cell>
          <table:table-cell table:style-name="Tabla3.K20" office:value-type="string">
            <text:p text:style-name="P17"/>
          </table:table-cell>
          <table:table-cell table:style-name="Tabla3.L20" office:value-type="string">
            <text:p text:style-name="P17"/>
          </table:table-cell>
        </table:table-row>
        <table:table-row table:style-name="TableLine1397224271984">
          <table:table-cell table:style-name="Tabla3.A2" office:value-type="float" office:value="18">
            <text:p text:style-name="P16">18</text:p>
          </table:table-cell>
          <table:table-cell table:style-name="Tabla3.H20" office:value-type="string">
            <text:p text:style-name="P16"/>
          </table:table-cell>
          <table:table-cell table:style-name="Tabla3.C20" office:value-type="string">
            <text:p text:style-name="P16"/>
          </table:table-cell>
          <table:table-cell table:style-name="Tabla3.D20" office:value-type="string">
            <text:p text:style-name="P16"/>
          </table:table-cell>
          <table:table-cell table:style-name="Tabla3.E20" office:value-type="string">
            <text:p text:style-name="P17"/>
          </table:table-cell>
          <table:table-cell table:style-name="Tabla3.F20" office:value-type="string">
            <text:p text:style-name="P17"/>
          </table:table-cell>
          <table:table-cell table:style-name="Tabla3.H20" office:value-type="string">
            <text:p text:style-name="P17"/>
          </table:table-cell>
          <table:table-cell table:style-name="Tabla3.H20" office:value-type="string">
            <text:p text:style-name="P17"/>
          </table:table-cell>
          <table:table-cell table:style-name="Tabla3.I20" office:value-type="string">
            <text:p text:style-name="P17"/>
          </table:table-cell>
          <table:table-cell table:style-name="Tabla3.J1" office:value-type="string">
            <text:p text:style-name="P16"/>
          </table:table-cell>
          <table:table-cell table:style-name="Tabla3.K20" office:value-type="string">
            <text:p text:style-name="P16"/>
          </table:table-cell>
          <table:table-cell table:style-name="Tabla3.L20" office:value-type="string">
            <text:p text:style-name="P17"/>
          </table:table-cell>
        </table:table-row>
      </table:table>
      <text:p text:style-name="Text_20_body">P1 Return time: 16</text:p>
      <text:p text:style-name="Text_20_body">P2 Return time: 18</text:p>
      <text:p text:style-name="Text_20_body">Mean return time: 17<text:tab/><text:tab/><text:tab/><text:tab/><text:tab/><text:tab/><text:tab/><text:tab/></text:p>
      <text:p text:style-name="Text_20_body">P1 queue waiting time: 3<text:tab/><text:tab/><text:tab/><text:tab/></text:p>
      <text:p text:style-name="Text_20_body">P2 queue waiting time: 2<text:tab/><text:tab/><text:tab/><text:tab/><text:tab/><text:tab/><text:tab/><text:tab/></text:p>
      <text:p text:style-name="Text_20_body">CPU usage: 16/18= 88%<text:tab/><text:tab/><text:tab/><text:tab/><text:tab/><text:tab/><text:tab/><text:tab/><text:tab/><text:tab/><text:tab/></text:p>
      <text:p text:style-name="Text_20_body"/>
      <text:p text:style-name="P29"/>
      <text:p text:style-name="P30"><text:s/><text:span text:style-name="T6">Round Robin Q=1</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1397224282352">
          <table:table-cell table:style-name="Tabla4.A1" office:value-type="string">
            <text:p text:style-name="P19">Instant</text:p>
          </table:table-cell>
          <table:table-cell table:style-name="Tabla4.A1" office:value-type="string">
            <text:p text:style-name="P17">Queue Process</text:p>
          </table:table-cell>
          <table:table-cell table:style-name="Tabla4.A1" office:value-type="string">
            <text:p text:style-name="P20">Process in CPU</text:p>
          </table:table-cell>
          <table:table-cell table:style-name="Tabla4.A1" office:value-type="string">
            <text:p text:style-name="P21">Queue DSC1</text:p>
          </table:table-cell>
          <table:table-cell table:style-name="Tabla4.A1" office:value-type="string">
            <text:p text:style-name="P22">DSC1</text:p>
          </table:table-cell>
          <table:table-cell table:style-name="Tabla4.A1" office:value-type="string">
            <text:p text:style-name="P21">Queue DSC2</text:p>
          </table:table-cell>
          <table:table-cell table:style-name="Tabla4.A1" office:value-type="string">
            <text:p text:style-name="P26">DSC2</text:p>
          </table:table-cell>
          <table:table-cell table:style-name="Tabla4.A1" office:value-type="string">
            <text:p text:style-name="P27">QueuePRN</text:p>
          </table:table-cell>
          <table:table-cell table:style-name="Tabla4.I1" office:value-type="string">
            <text:p text:style-name="P32">PRN</text:p>
          </table:table-cell>
          <table:table-cell table:style-name="Tabla4.J1" office:value-type="string">
            <text:p text:style-name="P16"/>
          </table:table-cell>
          <table:table-cell table:style-name="Tabla4.A1" office:value-type="string">
            <text:p text:style-name="P18">P1</text:p>
          </table:table-cell>
          <table:table-cell table:style-name="Tabla4.I1" office:value-type="string">
            <text:p text:style-name="P17">P2</text:p>
          </table:table-cell>
        </table:table-row>
        <table:table-row table:style-name="TableLine1397224250096">
          <table:table-cell table:style-name="Tabla4.A2" office:value-type="float" office:value="0">
            <text:p text:style-name="P16">0</text:p>
          </table:table-cell>
          <table:table-cell table:style-name="Tabla4.H20" office:value-type="string">
            <text:p text:style-name="P17">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1397243840832">
          <table:table-cell table:style-name="Tabla4.A2" office:value-type="float" office:value="1">
            <text:p text:style-name="P16">1</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1397243830464">
          <table:table-cell table:style-name="Tabla4.A2" office:value-type="float" office:value="2">
            <text:p text:style-name="P16">2</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1397243842272">
          <table:table-cell table:style-name="Tabla4.A2" office:value-type="float" office:value="3">
            <text:p text:style-name="P16">3</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8">P1</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DSC1</text:p>
          </table:table-cell>
          <table:table-cell table:style-name="Tabla4.L20" office:value-type="string">
            <text:p text:style-name="P17">CPU</text:p>
          </table:table-cell>
        </table:table-row>
        <table:table-row table:style-name="TableLine1397243842560">
          <table:table-cell table:style-name="Tabla4.A2" office:value-type="float" office:value="4">
            <text:p text:style-name="P16">4</text:p>
          </table:table-cell>
          <table:table-cell table:style-name="Tabla4.H20" office:value-type="string">
            <text:p text:style-name="P28">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1397243846304">
          <table:table-cell table:style-name="Tabla4.A2" office:value-type="float" office:value="5">
            <text:p text:style-name="P16">5</text:p>
          </table:table-cell>
          <table:table-cell table:style-name="Tabla4.H20" office:value-type="string">
            <text:p text:style-name="P17">P1</text:p>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1397243828736">
          <table:table-cell table:style-name="Tabla4.A2" office:value-type="float" office:value="6">
            <text:p text:style-name="P16">6</text:p>
          </table:table-cell>
          <table:table-cell table:style-name="Tabla4.H20" office:value-type="string">
            <text:p text:style-name="P28">P2</text:p>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1</text:p>
          </table:table-cell>
        </table:table-row>
        <table:table-row table:style-name="TableLine1397243831040">
          <table:table-cell table:style-name="Tabla4.A2" office:value-type="float" office:value="7">
            <text:p text:style-name="P16">7</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1397243831616">
          <table:table-cell table:style-name="Tabla4.A2" office:value-type="float" office:value="8">
            <text:p text:style-name="P16">8</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1397243832192">
          <table:table-cell table:style-name="Tabla4.A2" office:value-type="float" office:value="9">
            <text:p text:style-name="P16">9</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P2</text:p>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CPU</text:p>
          </table:table-cell>
        </table:table-row>
        <table:table-row table:style-name="TableLine1397243953440">
          <table:table-cell table:style-name="Tabla4.A2" office:value-type="float" office:value="10">
            <text:p text:style-name="P16">10</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2</text:p>
          </table:table-cell>
        </table:table-row>
        <table:table-row table:style-name="TableLine1397243941344">
          <table:table-cell table:style-name="Tabla4.A2" office:value-type="float" office:value="11">
            <text:p text:style-name="P16">11</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31">PRN</text:p>
          </table:table-cell>
          <table:table-cell table:style-name="Tabla4.L20" office:value-type="string">
            <text:p text:style-name="P17">DSC2</text:p>
          </table:table-cell>
        </table:table-row>
        <table:table-row table:style-name="TableLine1397243939328">
          <table:table-cell table:style-name="Tabla4.A2" office:value-type="float" office:value="12">
            <text:p text:style-name="P16">12</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1</text:p>
          </table:table-cell>
          <table:table-cell table:style-name="Tabla4.J1" office:value-type="string">
            <text:p text:style-name="P16"/>
          </table:table-cell>
          <table:table-cell table:style-name="Tabla4.K20" office:value-type="string">
            <text:p text:style-name="P17">CPU</text:p>
          </table:table-cell>
          <table:table-cell table:style-name="Tabla4.L20" office:value-type="string">
            <text:p text:style-name="P17">CPU</text:p>
          </table:table-cell>
        </table:table-row>
        <table:table-row table:style-name="TableLine1397243943360">
          <table:table-cell table:style-name="Tabla4.A2" office:value-type="float" office:value="13">
            <text:p text:style-name="P16">13</text:p>
          </table:table-cell>
          <table:table-cell table:style-name="Tabla4.H20" office:value-type="string">
            <text:p text:style-name="P17"/>
          </table:table-cell>
          <table:table-cell table:style-name="Tabla4.C20" office:value-type="string">
            <text:p text:style-name="P17">P1</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P2</text:p>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P1 ends</text:p>
          </table:table-cell>
          <table:table-cell table:style-name="Tabla4.K20" office:value-type="string">
            <text:p text:style-name="P17"/>
          </table:table-cell>
          <table:table-cell table:style-name="Tabla4.L20" office:value-type="string">
            <text:p text:style-name="P31">PRN</text:p>
          </table:table-cell>
        </table:table-row>
        <table:table-row table:style-name="TableLine1396666131008">
          <table:table-cell table:style-name="Tabla4.A2" office:value-type="float" office:value="14">
            <text:p text:style-name="P16">14</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P2</text:p>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6"/>
          </table:table-cell>
          <table:table-cell table:style-name="Tabla4.K20" office:value-type="string">
            <text:p text:style-name="P17"/>
          </table:table-cell>
          <table:table-cell table:style-name="Tabla4.L20" office:value-type="string">
            <text:p text:style-name="P17">CPU</text:p>
          </table:table-cell>
        </table:table-row>
        <table:table-row table:style-name="TableLine1397465761488">
          <table:table-cell table:style-name="Tabla4.A2" office:value-type="float" office:value="15">
            <text:p text:style-name="P16">15</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CPU</text:p>
          </table:table-cell>
        </table:table-row>
        <table:table-row table:style-name="TableLine1397465770416">
          <table:table-cell table:style-name="Tabla4.A2" office:value-type="float" office:value="16">
            <text:p text:style-name="P16">16</text:p>
          </table:table-cell>
          <table:table-cell table:style-name="Tabla4.H20" office:value-type="string">
            <text:p text:style-name="P17"/>
          </table:table-cell>
          <table:table-cell table:style-name="Tabla4.C20" office:value-type="string">
            <text:p text:style-name="P17"/>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P2</text:p>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
          </table:table-cell>
        </table:table-row>
        <table:table-row table:style-name="TableLine1397465775888">
          <table:table-cell table:style-name="Tabla4.A2" office:value-type="float" office:value="17">
            <text:p text:style-name="P16">17</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
          </table:table-cell>
          <table:table-cell table:style-name="Tabla4.K20" office:value-type="string">
            <text:p text:style-name="P17"/>
          </table:table-cell>
          <table:table-cell table:style-name="Tabla4.L20" office:value-type="string">
            <text:p text:style-name="P17"/>
          </table:table-cell>
        </table:table-row>
        <table:table-row table:style-name="TableLine1397465763792">
          <table:table-cell table:style-name="Tabla4.A2" office:value-type="float" office:value="18">
            <text:p text:style-name="P16">18</text:p>
          </table:table-cell>
          <table:table-cell table:style-name="Tabla4.H20" office:value-type="string">
            <text:p text:style-name="P17"/>
          </table:table-cell>
          <table:table-cell table:style-name="Tabla4.C20" office:value-type="string">
            <text:p text:style-name="P17">P2</text:p>
          </table:table-cell>
          <table:table-cell table:style-name="Tabla4.D20" office:value-type="string">
            <text:p text:style-name="P17"/>
          </table:table-cell>
          <table:table-cell table:style-name="Tabla4.E20" office:value-type="string">
            <text:p text:style-name="P17"/>
          </table:table-cell>
          <table:table-cell table:style-name="Tabla4.F20" office:value-type="string">
            <text:p text:style-name="P17"/>
          </table:table-cell>
          <table:table-cell table:style-name="Tabla4.H20" office:value-type="string">
            <text:p text:style-name="P17"/>
          </table:table-cell>
          <table:table-cell table:style-name="Tabla4.H20" office:value-type="string">
            <text:p text:style-name="P17"/>
          </table:table-cell>
          <table:table-cell table:style-name="Tabla4.I20" office:value-type="string">
            <text:p text:style-name="P17"/>
          </table:table-cell>
          <table:table-cell table:style-name="Tabla4.J1" office:value-type="string">
            <text:p text:style-name="P17">P2 ends</text:p>
          </table:table-cell>
          <table:table-cell table:style-name="Tabla4.K20" office:value-type="string">
            <text:p text:style-name="P16"/>
          </table:table-cell>
          <table:table-cell table:style-name="Tabla4.L20" office:value-type="string">
            <text:p text:style-name="P17"/>
          </table:table-cell>
        </table:table-row>
      </table:table>
      <text:p text:style-name="Text_20_body">P1 Return time: 14</text:p>
      <text:p text:style-name="Text_20_body">P2 Return time: 19</text:p>
      <text:p text:style-name="Text_20_body">Mean return time: 16.5<text:tab/><text:tab/><text:tab/><text:tab/><text:tab/><text:tab/><text:tab/><text:tab/></text:p>
      <text:p text:style-name="Text_20_body">P1 queue waiting time: 1<text:tab/><text:tab/><text:tab/><text:tab/></text:p>
      <text:p text:style-name="P37">P2 queue waiting time: 3<text:tab/><text:tab/><text:tab/><text:tab/><text:tab/><text:tab/><text:tab/><text:tab/></text:p>
      <text:p text:style-name="P37">CPU usage: 16/19= 84%<text:tab/><text:tab/><text:tab/><text:tab/><text:tab/><text:tab/><text:tab/><text:tab/><text:tab/><text:tab/><text:tab/></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2746a"/>
    </style:style>
    <style:style style:name="MT3" style:family="text">
      <style:text-properties fo:color="#999966" loext:opacity="100%" officeooo:rsid="001238ae"/>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F</text:span><text:span text:style-name="MT2">G</text:span><text:span text:style-name="MT1">S. </text:span><text:span text:style-name="MT3">DAM/DAW</text:span><text:span text:style-name="MT1"><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2T00:24:44</meta:creation-date>
    <meta:editing-duration>PT5H58M50S</meta:editing-duration>
    <meta:editing-cycles>27</meta:editing-cycles>
    <meta:generator>LibreOffice/7.3.2.2$Windows_X86_64 LibreOffice_project/49f2b1bff42cfccbd8f788c8dc32c1c309559be0</meta:generator>
    <meta:initial-creator>Alfredo Oltra Orengo</meta:initial-creator>
    <dc:date>2022-07-29T20:36:50.761000000</dc:date>
    <meta:document-statistic meta:table-count="4" meta:image-count="1" meta:object-count="0" meta:page-count="5" meta:paragraph-count="296" meta:word-count="727" meta:character-count="3430" meta:non-whitespace-character-count="2911"/>
  </office:meta>
</office:document-meta>
</file>